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8.087cm"/>
    </style:style>
    <style:style style:name="co13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transparent"/>
    </style:style>
    <style:style style:name="ce16" style:family="table-cell" style:parent-style-name="Default" style:data-style-name="N61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fff5ce"/>
    </style:style>
    <style:style style:name="ce10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JP+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4"/>
        <table:table-column table:style-name="co4" table:default-cell-style-name="ce14"/>
        <table:table-column table:style-name="co2" table:number-columns-repeated="3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TBRS</text:p>
          </table:table-cell>
          <table:table-cell table:style-name="ce13" office:value-type="string" calcext:value-type="string">
            <text:p>JP+ Bridges Road</text:p>
          </table:table-cell>
          <table:table-cell table:style-name="ce13" office:value-type="string" calcext:value-type="string">
            <text:p>JP+ Bridges Rail</text:p>
          </table:table-cell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year hex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speed hex</text:p>
          </table:table-cell>
          <table:table-cell table:style-name="ce13" office:value-type="string" calcext:value-type="string">
            <text:p>cost hex</text:p>
          </table:table-cell>
          <table:table-cell table:style-name="ce13" office:value-type="string" calcext:value-type="string">
            <text:p>todo</text:p>
          </table:table-cell>
          <table:table-cell table:style-name="ce13"/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80" calcext:value-type="float">
            <text:p>280</text:p>
          </table:table-cell>
          <table:table-cell table:style-name="ce18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string" calcext:value-type="string">
            <text:p>76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string" calcext:value-type="string">
            <text:p>62 07 00 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uspended Monorail Bridge (no deck)</text:p>
          </table:table-cell>
          <table:table-cell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Subway Overlap Road (no pillars)</text:p>
          </table:table-cell>
          <table:table-cell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Old style suspension bridge</text:p>
          </table:table-cell>
          <table:table-cell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15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UK+" table:style-name="ta1">
        <table:table-column table:style-name="co2" table:number-columns-repeated="3" table:default-cell-style-name="Default"/>
        <table:table-column table:style-name="co12" table:default-cell-style-name="ce8"/>
        <table:table-column table:style-name="co13" table:default-cell-style-name="ce8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2" table:default-cell-style-name="ce17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Default</text:p>
          </table:table-cell>
          <table:table-cell table:style-name="ce13" office:value-type="string" calcext:value-type="string">
            <text:p>TBRS</text:p>
          </table:table-cell>
          <table:table-cell table:style-name="ce13" office:value-type="string" calcext:value-type="string">
            <text:p>UK+ Bridges Road</text:p>
          </table:table-cell>
          <table:table-cell table:style-name="ce13" office:value-type="string" calcext:value-type="string">
            <text:p>UK+ Bridges Rail</text:p>
          </table:table-cell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year hex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speed hex</text:p>
          </table:table-cell>
          <table:table-cell table:style-name="ce13" office:value-type="string" calcext:value-type="string">
            <text:p>cost hex</text:p>
          </table:table-cell>
          <table:table-cell table:style-name="ce13" office:value-type="string" calcext:value-type="string">
            <text:p>todo</text:p>
          </table:table-cell>
          <table:table-cell table:style-name="ce13"/>
          <table:table-cell table:style-name="ce13" office:value-type="string" calcext:value-type="string">
            <text:p>other</text:p>
          </table:table-cell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30" calcext:value-type="float">
            <text:p>1930</text:p>
          </table:table-cell>
          <table:table-cell table:style-name="ce10" office:value-type="string" calcext:value-type="string">
            <text:p>8A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table:number-columns-repeated="2"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25" calcext:value-type="float">
            <text:p>225</text:p>
          </table:table-cell>
          <table:table-cell table:style-name="ce18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/text:p>
          </table:table-cell>
          <table:table-cell office:value-type="string" calcext:value-type="string">
            <text:p>Truss bridge 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string" calcext:value-type="string">
            <text:p>76 07 00 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string" calcext:value-type="string">
            <text:p>62 07 00 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table:style-name="ce9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16"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table:style-name="ce9" office:value-type="string" calcext:value-type="string">
            <text:p>Urban Elevated Road Wide</text:p>
          </table:table-cell>
          <table:table-cell table:style-name="ce9"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table:style-name="ce9" office:value-type="string" calcext:value-type="string">
            <text:p>Urban Elevated Road Narrow</text:p>
          </table:table-cell>
          <table:table-cell table:style-name="ce9"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style-name="ce10" office:value-type="string" calcext:value-type="string">
            <text:p>Suspended Monorail Bridge (no deck)</text:p>
          </table:table-cell>
          <table:table-cell table:style-name="ce10"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style-name="ce10" office:value-type="string" calcext:value-type="string">
            <text:p>Subway Overlap Road (no pillars)</text:p>
          </table:table-cell>
          <table:table-cell table:style-name="ce10"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style-name="ce10" office:value-type="string" calcext:value-type="string">
            <text:p>Old style suspension bridge</text:p>
          </table:table-cell>
          <table:table-cell table:style-name="ce10"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5:25:41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4-06-07T12:45:27.803000000</dc:date>
    <meta:editing-duration>P33DT3H26M26S</meta:editing-duration>
    <meta:editing-cycles>23</meta:editing-cycles>
    <meta:generator>LibreOffice/7.0.3.1$Windows_X86_64 LibreOffice_project/d7547858d014d4cf69878db179d326fc3483e082</meta:generator>
    <meta:document-statistic meta:table-count="2" meta:cell-count="395" meta:object-count="0"/>
  </office:meta>
</office:document-meta>
</file>